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JetBrains Mono" svg:font-family="'JetBrains Mono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an example of a clinical document</text:p>
      <text:p text:style-name="Standard"/>
      <text:p text:style-name="Standard">The patient’s name is Bart Davidson.</text:p>
      <text:p text:style-name="Standard">His carer’s Name Paul Wayne.</text:p>
      <text:p text:style-name="Standard"/>
      <text:p text:style-name="Standard">His telephone number is 07754828992</text:p>
      <text:p text:style-name="Standard"/>
      <text:p text:style-name="Standard">His Address is 61 Basildon Way, </text:p>
      <text:p text:style-name="Standard">East Croyhurst, </text:p>
      <text:p text:style-name="Standard">Angelton, </text:p>
      <text:p text:style-name="Standard">AL64 9HT</text:p>
      <text:p text:style-name="Standard"/>
      <text:p text:style-name="Standard">His mother’s name is Pauline Smith.</text:p>
      <text:p text:style-name="Standard"/>
      <text:p text:style-name="Standard">He is on 100mg Paracetamol, 20 milligrams clozapine</text:p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JetBrains Mono" svg:font-family="'JetBrains Mono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GB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7%" fo:orphans="2" fo:widows="2" style:writing-mode="lr-tb"/>
      <style:text-properties style:use-window-font-color="true" loext:opacity="0%" style:font-name="Calibri" fo:font-family="Calibri" style:font-family-generic="swiss" style:font-pitch="variable" fo:font-size="11pt" fo:language="en" fo:country="GB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title/>
    <dc:subject/>
    <meta:keyword/>
    <dc:description/>
    <meta:initial-creator>Rich</meta:initial-creator>
    <meta:creation-date>2015-11-02T16:52:00</meta:creation-date>
    <dc:date>2021-11-22T18:52:18.734486616</dc:date>
    <meta:editing-cycles>4</meta:editing-cycles>
    <meta:editing-duration>PT2M29S</meta:editing-duration>
    <meta:generator>LibreOffice/7.1.2.2$MacOSX_X86_64 LibreOffice_project/8a45595d069ef5570103caea1b71cc9d82b2aae4</meta:generator>
    <meta:document-statistic meta:table-count="0" meta:image-count="0" meta:object-count="0" meta:page-count="1" meta:paragraph-count="10" meta:word-count="49" meta:character-count="292" meta:non-whitespace-character-count="250"/>
    <meta:template xlink:type="simple" xlink:actuate="onRequest" xlink:title="Normal" xlink:href=""/>
  </office:meta>
</office:document-meta>
</file>